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uscalan – This area is the comprised of the known shorelines of a larger northern continent, one that likely extends past the poles, although exploration by peoples of Dreyüs is very limited. North enough to be out of the path of the squalls, the climate here is therefor one of the more consistent and stable year-round compared to the rest of the known world. Despite this, it is still a harsh land characterized by freezing temperatures, significant permafrost, and sparse vegetation. However there remains some allure to this place, for instance the shorelines are abundant fisheries, and prospecting expeditions have evidence that suggests the land may represent a strong reserve of valuable resources.</text:p>
      <text:p text:style-name="P1"><text:tab/>Generally, the conditions here are typical of cold polar regions. Daylight hours skew greatly with the seasons, ice sheets and glaciers extend down from the poles, and temperatures rarely go above the freezing point. As mentioned before, wildlife is scarce here, but not nonexistent, supported by the abundance of fish that form the basis of a food chain.</text:p>
      <text:p text:style-name="P1"><text:tab/>While the interior is too frozen and dominated by ice to be inhabited, some areas of the coast are permissive to life and, to a lesser extent, human habitation. Thus there at times exist temporary or expeditionary settlements that hunt, fish, or mine in the area. To do so, expeditions must set out before the squall season, but late enough that the harshness of winter on the northern continent dulls, and then return after the squalls but before the black winter sets in. While it is theoretically possible to equip an expedition with the necessary resources and technology to form a sort of more-permanent colony, in the current era no group has done so, and lack any serious plans of attempting to.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59S</meta:editing-duration>
    <meta:editing-cycles>4</meta:editing-cycles>
    <meta:generator>OpenOffice/4.1.15$Win32 OpenOffice.org_project/4115m2$Build-9813</meta:generator>
    <dc:date>2024-05-09T00:23:29.28</dc:date>
    <meta:document-statistic meta:table-count="0" meta:image-count="0" meta:object-count="0" meta:page-count="1" meta:paragraph-count="3" meta:word-count="293" meta:character-count="1769"/>
    <meta:user-defined meta:name="Info 1"/>
    <meta:user-defined meta:name="Info 2"/>
    <meta:user-defined meta:name="Info 3"/>
    <meta:user-defined meta:name="Info 4"/>
  </office:meta>
</office:document-meta>
</file>